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3bee" officeooo:paragraph-rsid="00093bee"/>
    </style:style>
    <style:style style:name="P2" style:family="paragraph" style:parent-style-name="Standard">
      <style:text-properties officeooo:rsid="000aaff9" officeooo:paragraph-rsid="000aaff9"/>
    </style:style>
    <style:style style:name="P3" style:family="paragraph" style:parent-style-name="Standard">
      <style:text-properties officeooo:rsid="000d1a1e" officeooo:paragraph-rsid="000d1a1e"/>
    </style:style>
    <style:style style:name="T1" style:family="text">
      <style:text-properties officeooo:rsid="000b49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wo safety measures that could be put into place for iOcean’s protection of customer data are: File encryption and Authoritative Access. File encryption is the encoding of files in a way that anyone without the adequate means of decoding it, even if they have the files, will not be able to read the content. This would greatly benefit the security as even if a hacker manages to get sensitive data, they will not be able to understand or read the actual files. Authoritative Access would be another way to help protect your data. Allowing the data to be accessed only by specified users, and edited only by the system itself would lessen the chance of the data being compromised. Allowing only certain people to have access to the information, although a hacker may still find a way around that, is a lot more secure then having it open for the world to play with.</text:p>
      <text:p text:style-name="P1"/>
      <text:p text:style-name="P2"><text:span text:style-name="T1">Data integrity is basically (at least in the database world) a set of rules and regulations that need to be followed to ensure the integrity of the data within the table. There are three types of integrity within databases (apart from a specific user-defined rule); Entity Integrity, Referential Integrity, and Domain Integrity. </text:span><text:s/>Referential integrity refers to the use of Foreign Keys in relational databases. It refers to the rule wherein every table that has a references to another table must have the Foreign Key <text:span text:style-name="T1">column responsibly for the connection as either a Primary Key from another table, or in some cases, as a null value where there is no connection. Whereas Entity Integrity refers to the Primary key of each entry, this refers to the fact that each and every record in a table must have a Primary Key assigned to it that is NOT null and is not the same as any other record within the table. Domain Integrity on the other hand refers to the fact that each column in a database must be assigned a type, or purpose. This essentially states that you cannot have a column that’s just there completely empty, or only there for some (not NULL but actually not present).</text:span></text:p>
      <text:p text:style-name="P2"/>
      <text:p text:style-name="P3">It is important to have a data dictionary for our database for a couple of reasons. The first and most important one is that without it, we wouldn’t have a clearly defined set of columns for our tables, we might miss data in the initial database setup or just generally not have a good idea of what data we’re setting up out database to contain. Another reason would be a quick and simple reference to what is contained in the database, and also what is required for another entry. With a data dictionary it’s a quick and easy process to set up forms for users to enter, to query for information, and is also a great guideline for market research. Without a data dictionary you would have to go into the database and check each column for each table etc. etc. which just wastes your time. Also in some cases, can be quite conf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8:27:12.201000000</meta:creation-date>
    <dc:date>2016-05-15T20:56:56.242000000</dc:date>
    <meta:editing-duration>PT1H48M22S</meta:editing-duration>
    <meta:editing-cycles>1</meta:editing-cycles>
    <meta:document-statistic meta:table-count="0" meta:image-count="0" meta:object-count="0" meta:page-count="1" meta:paragraph-count="3" meta:word-count="514" meta:character-count="2874" meta:non-whitespace-character-count="2362"/>
    <meta:generator>LibreOffice/5.1.3.2$Windows_x86 LibreOffice_project/644e4637d1d8544fd9f56425bd6cec110e49301b</meta:generator>
  </office:meta>
</office:document-meta>
</file>